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88b93" officeooo:paragraph-rsid="00188b93"/>
    </style:style>
    <style:style style:name="P2" style:family="paragraph" style:parent-style-name="Standard">
      <style:paragraph-properties fo:text-align="start" style:justify-single-word="false"/>
      <style:text-properties officeooo:rsid="001b22f9" officeooo:paragraph-rsid="001b22f9"/>
    </style:style>
    <style:style style:name="P3" style:family="paragraph" style:parent-style-name="Standard">
      <style:paragraph-properties fo:text-align="start" style:justify-single-word="false"/>
      <style:text-properties style:text-underline-style="none" officeooo:rsid="001e1d23" officeooo:paragraph-rsid="001e1d23"/>
    </style:style>
    <style:style style:name="P4" style:family="paragraph" style:parent-style-name="Standard">
      <style:paragraph-properties fo:text-align="start" style:justify-single-word="false"/>
      <style:text-properties style:text-underline-style="none" officeooo:rsid="00208891" officeooo:paragraph-rsid="00208891"/>
    </style:style>
    <style:style style:name="P5" style:family="paragraph" style:parent-style-name="Standard">
      <style:paragraph-properties fo:text-align="start" style:justify-single-word="false"/>
      <style:text-properties style:text-underline-style="none" fo:font-weight="normal" officeooo:rsid="00227904" officeooo:paragraph-rsid="00227904" style:font-weight-asian="normal" style:font-weight-complex="normal"/>
    </style:style>
    <style:style style:name="P6" style:family="paragraph" style:parent-style-name="Standard">
      <style:paragraph-properties fo:text-align="start" style:justify-single-word="false"/>
      <style:text-properties style:text-underline-style="none" fo:font-weight="normal" officeooo:rsid="0025b37c" officeooo:paragraph-rsid="0025b37c" style:font-weight-asian="normal" style:font-weight-complex="normal"/>
    </style:style>
    <style:style style:name="P7" style:family="paragraph" style:parent-style-name="Standard">
      <style:paragraph-properties fo:text-align="start" style:justify-single-word="false"/>
      <style:text-properties style:text-underline-style="none" fo:font-weight="bold" officeooo:rsid="00227904" officeooo:paragraph-rsid="00227904" style:font-weight-asian="bold" style:font-weight-complex="bold"/>
    </style:style>
    <style:style style:name="P8" style:family="paragraph" style:parent-style-name="Standard">
      <style:paragraph-properties fo:text-align="center" style:justify-single-word="false"/>
      <style:text-properties fo:font-size="16pt" style:text-underline-style="none" fo:font-weight="bold" officeooo:rsid="0028b143" officeooo:paragraph-rsid="0028b143" style:font-size-asian="14pt" style:font-weight-asian="bold" style:font-size-complex="16pt" style:font-weight-complex="bold"/>
    </style:style>
    <style:style style:name="P9" style:family="paragraph" style:parent-style-name="Standard">
      <style:paragraph-properties fo:text-align="start" style:justify-single-word="false"/>
      <style:text-properties fo:font-size="14pt" style:text-underline-style="none" fo:font-weight="normal" officeooo:rsid="0028b143" officeooo:paragraph-rsid="0028b143"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style:text-underline-style="none" fo:font-weight="bold" officeooo:rsid="00227904" officeooo:paragraph-rsid="00227904" style:font-weight-asian="bold" style:font-weight-complex="bold"/>
    </style:style>
    <style:style style:name="P11" style:family="paragraph" style:parent-style-name="Standard">
      <style:paragraph-properties fo:text-align="start" style:justify-single-word="false"/>
      <style:text-properties style:text-underline-style="none" fo:font-weight="normal" officeooo:rsid="003e8bf7" officeooo:paragraph-rsid="003e8bf7" style:font-weight-asian="normal" style:font-weight-complex="normal"/>
    </style:style>
    <style:style style:name="P12" style:family="paragraph" style:parent-style-name="Standard">
      <style:paragraph-properties fo:text-align="start" style:justify-single-word="false"/>
      <style:text-properties fo:font-size="12pt" fo:font-style="normal" style:text-underline-style="none" fo:font-weight="bold" officeooo:rsid="00465586" officeooo:paragraph-rsid="00465586" style:font-size-asian="10.5pt" style:font-style-asian="normal" style:font-weight-asian="bold" style:font-size-complex="12pt" style:font-style-complex="normal" style:font-weight-complex="bold"/>
    </style:style>
    <style:style style:name="P13" style:family="paragraph" style:parent-style-name="Standard">
      <style:paragraph-properties fo:text-align="start" style:justify-single-word="false"/>
      <style:text-properties fo:font-size="12pt" fo:font-style="normal" style:text-underline-style="none" fo:font-weight="bold" officeooo:rsid="0047ee4e" officeooo:paragraph-rsid="0047ee4e" style:font-size-asian="10.5pt" style:font-style-asian="normal" style:font-weight-asian="bold" style:font-size-complex="12pt" style:font-style-complex="normal" style:font-weight-complex="bold"/>
    </style:style>
    <style:style style:name="P14" style:family="paragraph" style:parent-style-name="Standard">
      <style:paragraph-properties fo:text-align="start" style:justify-single-word="false"/>
      <style:text-properties fo:font-size="12pt" fo:font-style="normal" style:text-underline-style="none" fo:font-weight="bold" officeooo:rsid="004bcae4" officeooo:paragraph-rsid="004bcae4" style:font-size-asian="10.5pt" style:font-style-asian="normal" style:font-weight-asian="bold" style:font-size-complex="12pt" style:font-style-complex="normal" style:font-weight-complex="bold"/>
    </style:style>
    <style:style style:name="P15" style:family="paragraph" style:parent-style-name="Standard">
      <style:paragraph-properties fo:text-align="start" style:justify-single-word="false"/>
      <style:text-properties fo:font-size="12pt" fo:font-style="normal" style:text-underline-style="none" fo:font-weight="bold" officeooo:rsid="004d91f2" officeooo:paragraph-rsid="004d91f2" style:font-size-asian="10.5pt" style:font-style-asian="normal" style:font-weight-asian="bold" style:font-size-complex="12pt" style:font-style-complex="normal" style:font-weight-complex="bold"/>
    </style:style>
    <style:style style:name="P16" style:family="paragraph" style:parent-style-name="Standard">
      <style:paragraph-properties fo:text-align="start" style:justify-single-word="false"/>
      <style:text-properties fo:font-size="12pt" fo:font-style="normal" style:text-underline-style="none" fo:font-weight="bold" officeooo:rsid="004f62fb" officeooo:paragraph-rsid="004f62fb" style:font-size-asian="10.5pt" style:font-style-asian="normal" style:font-weight-asian="bold" style:font-size-complex="12pt" style:font-style-complex="normal" style:font-weight-complex="bold"/>
    </style:style>
    <style:style style:name="P17" style:family="paragraph" style:parent-style-name="Standard">
      <style:paragraph-properties fo:text-align="start" style:justify-single-word="false"/>
      <style:text-properties fo:font-size="12pt" fo:font-style="normal" style:text-underline-style="none" fo:font-weight="bold" officeooo:rsid="004fa0e1" officeooo:paragraph-rsid="004fa0e1" style:font-size-asian="10.5pt" style:font-style-asian="normal" style:font-weight-asian="bold" style:font-size-complex="12pt" style:font-style-complex="normal" style:font-weight-complex="bold"/>
    </style:style>
    <style:style style:name="P18" style:family="paragraph" style:parent-style-name="Standard">
      <style:paragraph-properties fo:text-align="start" style:justify-single-word="false"/>
      <style:text-properties fo:font-size="12pt" fo:font-style="normal" style:text-underline-style="none" fo:font-weight="bold" officeooo:rsid="005ee967" officeooo:paragraph-rsid="005ee967" style:font-size-asian="10.5pt" style:font-style-asian="normal" style:font-weight-asian="bold" style:font-size-complex="12pt" style:font-style-complex="normal" style:font-weight-complex="bold"/>
    </style:style>
    <style:style style:name="P19" style:family="paragraph" style:parent-style-name="Standard">
      <style:paragraph-properties fo:text-align="start" style:justify-single-word="false"/>
      <style:text-properties fo:font-size="12pt" fo:font-style="normal" style:text-underline-style="none" fo:font-weight="bold" officeooo:rsid="0071a85b" officeooo:paragraph-rsid="0071a85b" style:font-size-asian="10.5pt" style:font-style-asian="normal" style:font-weight-asian="bold" style:font-size-complex="12pt" style:font-style-complex="normal" style:font-weight-complex="bold"/>
    </style:style>
    <style:style style:name="P20" style:family="paragraph" style:parent-style-name="Standard">
      <style:paragraph-properties fo:text-align="start" style:justify-single-word="false"/>
      <style:text-properties fo:font-size="12pt" fo:font-style="normal" style:text-underline-style="none" fo:font-weight="normal" officeooo:rsid="00465586" officeooo:paragraph-rsid="00465586"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style:text-underline-style="none" fo:font-weight="normal" officeooo:rsid="00623fd9" officeooo:paragraph-rsid="00678536"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style:text-underline-style="none" fo:font-weight="normal" officeooo:rsid="006288c0" officeooo:paragraph-rsid="00623fd9"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style:text-underline-style="none" fo:font-weight="normal" officeooo:rsid="006288c0" officeooo:paragraph-rsid="006288c0"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style:text-underline-style="none" fo:font-weight="normal" officeooo:rsid="0063fbf0" officeooo:paragraph-rsid="0063fbf0"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style:text-underline-style="none" fo:font-weight="normal" officeooo:rsid="0064e60c" officeooo:paragraph-rsid="0064e60c"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style:text-underline-style="none" fo:font-weight="normal" officeooo:rsid="00678536" officeooo:paragraph-rsid="00678536"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style:text-underline-style="none" fo:font-weight="normal" officeooo:rsid="0068bfdf" officeooo:paragraph-rsid="0068bfdf"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font-style="normal" style:text-underline-style="none" fo:font-weight="normal" officeooo:rsid="006c06d4" officeooo:paragraph-rsid="006c06d4"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size="12pt" fo:font-style="normal" style:text-underline-style="none" fo:font-weight="normal" officeooo:rsid="006eed0f" officeooo:paragraph-rsid="006eed0f"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size="14pt" style:text-underline-style="none" fo:font-weight="normal" officeooo:rsid="002e3a6d" officeooo:paragraph-rsid="0028b143" style:font-size-asian="12.25pt" style:font-weight-asian="normal" style:font-size-complex="14pt" style:font-weight-complex="normal"/>
    </style:style>
    <style:style style:name="P31" style:family="paragraph" style:parent-style-name="Standard">
      <style:paragraph-properties fo:text-align="start" style:justify-single-word="false"/>
      <style:text-properties fo:font-size="14pt" style:text-underline-style="none" fo:font-weight="normal" officeooo:rsid="003ae1dd" officeooo:paragraph-rsid="003ae1dd" style:font-size-asian="12.25pt" style:font-weight-asian="normal" style:font-size-complex="14pt" style:font-weight-complex="normal"/>
    </style:style>
    <style:style style:name="P32" style:family="paragraph" style:parent-style-name="Standard">
      <style:paragraph-properties fo:text-align="start" style:justify-single-word="false"/>
      <style:text-properties fo:font-size="14pt" style:text-underline-style="none" fo:font-weight="bold" officeooo:rsid="003bebe0" officeooo:paragraph-rsid="003bebe0" style:font-size-asian="12.25pt" style:font-weight-asian="bold" style:font-size-complex="14pt" style:font-weight-complex="bold"/>
    </style:style>
    <style:style style:name="P33" style:family="paragraph" style:parent-style-name="Standard">
      <style:paragraph-properties fo:text-align="start" style:justify-single-word="false"/>
      <style:text-properties fo:font-size="14pt" style:text-underline-style="none" fo:font-weight="bold" officeooo:rsid="003cd10a" officeooo:paragraph-rsid="003cd10a" style:font-size-asian="12.25pt" style:font-weight-asian="bold" style:font-size-complex="14pt" style:font-weight-complex="bold"/>
    </style:style>
    <style:style style:name="P34" style:family="paragraph" style:parent-style-name="Standard">
      <style:paragraph-properties fo:text-align="start" style:justify-single-word="false"/>
      <style:text-properties fo:font-size="14pt" fo:font-style="italic" style:text-underline-style="none" fo:font-weight="bold" officeooo:rsid="002e3a6d" officeooo:paragraph-rsid="002e3a6d" style:font-size-asian="12.25pt" style:font-style-asian="italic" style:font-weight-asian="bold" style:font-size-complex="14pt" style:font-style-complex="italic" style:font-weight-complex="bold"/>
    </style:style>
    <style:style style:name="P35" style:family="paragraph" style:parent-style-name="Standard">
      <style:paragraph-properties fo:text-align="start" style:justify-single-word="false"/>
      <style:text-properties fo:font-size="14pt" fo:font-style="italic" style:text-underline-style="none" fo:font-weight="bold" officeooo:rsid="002f9ef7" officeooo:paragraph-rsid="002f9ef7" style:font-size-asian="12.25pt" style:font-style-asian="italic" style:font-weight-asian="bold" style:font-size-complex="14pt" style:font-style-complex="italic" style:font-weight-complex="bold"/>
    </style:style>
    <style:style style:name="P36" style:family="paragraph" style:parent-style-name="Standard">
      <style:paragraph-properties fo:text-align="start" style:justify-single-word="false"/>
      <style:text-properties fo:font-size="14pt" fo:font-style="italic" style:text-underline-style="none" fo:font-weight="normal" officeooo:rsid="002f4ee6" officeooo:paragraph-rsid="002f4ee6" style:font-size-asian="12.25pt" style:font-style-asian="italic" style:font-weight-asian="normal" style:font-size-complex="14pt" style:font-style-complex="italic" style:font-weight-complex="normal"/>
    </style:style>
    <style:style style:name="P37" style:family="paragraph" style:parent-style-name="Standard">
      <style:paragraph-properties fo:text-align="start" style:justify-single-word="false"/>
      <style:text-properties fo:font-size="14pt" fo:font-style="italic" style:text-underline-style="none" fo:font-weight="normal" officeooo:rsid="0033fd3c" officeooo:paragraph-rsid="0033fd3c" style:font-size-asian="12.25pt" style:font-style-asian="italic" style:font-weight-asian="normal" style:font-size-complex="14pt" style:font-style-complex="italic" style:font-weight-complex="normal"/>
    </style:style>
    <style:style style:name="P38" style:family="paragraph" style:parent-style-name="Standard">
      <style:paragraph-properties fo:text-align="start" style:justify-single-word="false"/>
      <style:text-properties fo:font-size="14pt" fo:font-style="italic" style:text-underline-style="none" fo:font-weight="normal" officeooo:rsid="003582c5" officeooo:paragraph-rsid="003582c5" style:font-size-asian="12.25pt" style:font-style-asian="italic" style:font-weight-asian="normal" style:font-size-complex="14pt" style:font-style-complex="italic" style:font-weight-complex="normal"/>
    </style:style>
    <style:style style:name="P39" style:family="paragraph" style:parent-style-name="Standard">
      <style:paragraph-properties fo:text-align="start" style:justify-single-word="false"/>
      <style:text-properties fo:font-size="14pt" fo:font-style="normal" style:text-underline-style="none" fo:font-weight="normal" officeooo:rsid="00391a84" officeooo:paragraph-rsid="00391a84" style:font-size-asian="12.25pt" style:font-style-asian="normal" style:font-weight-asian="normal" style:font-size-complex="14pt" style:font-style-complex="normal" style:font-weight-complex="normal"/>
    </style:style>
    <style:style style:name="P40" style:family="paragraph" style:parent-style-name="Standard">
      <style:paragraph-properties fo:text-align="start" style:justify-single-word="false"/>
      <style:text-properties fo:font-size="14pt" fo:font-style="normal" style:text-underline-style="none" fo:font-weight="normal" officeooo:rsid="0064e60c" officeooo:paragraph-rsid="0064e60c" style:font-size-asian="12.25pt" style:font-style-asian="normal" style:font-weight-asian="normal" style:font-size-complex="14pt" style:font-style-complex="normal" style:font-weight-complex="normal"/>
    </style:style>
    <style:style style:name="P41" style:family="paragraph" style:parent-style-name="Standard">
      <style:paragraph-properties fo:text-align="start" style:justify-single-word="false"/>
      <style:text-properties fo:font-size="14pt" fo:font-style="normal" style:text-underline-style="none" fo:font-weight="bold" officeooo:rsid="00465586" officeooo:paragraph-rsid="00465586" style:font-size-asian="12.25pt" style:font-style-asian="normal" style:font-weight-asian="bold" style:font-size-complex="14pt" style:font-style-complex="normal" style:font-weight-complex="bold"/>
    </style:style>
    <style:style style:name="P42" style:family="paragraph" style:parent-style-name="Standard">
      <style:paragraph-properties fo:text-align="start" style:justify-single-word="false"/>
      <style:text-properties fo:font-size="14pt" fo:font-style="normal" style:text-underline-style="none" fo:font-weight="bold" officeooo:rsid="00581c9a" officeooo:paragraph-rsid="00581c9a" style:font-size-asian="12.25pt" style:font-style-asian="normal" style:font-weight-asian="bold" style:font-size-complex="14pt" style:font-style-complex="normal" style:font-weight-complex="bold"/>
    </style:style>
    <style:style style:name="P43" style:family="paragraph" style:parent-style-name="Standard">
      <style:paragraph-properties fo:text-align="start" style:justify-single-word="false"/>
      <style:text-properties fo:font-size="14pt" fo:font-style="normal" style:text-underline-style="none" fo:font-weight="bold" officeooo:rsid="0061b5cf" officeooo:paragraph-rsid="0061b5cf" style:font-size-asian="12.25pt" style:font-style-asian="normal" style:font-weight-asian="bold" style:font-size-complex="14pt" style:font-style-complex="normal" style:font-weight-complex="bold"/>
    </style:style>
    <style:style style:name="P44" style:family="paragraph" style:parent-style-name="Standard">
      <style:paragraph-properties fo:text-align="start" style:justify-single-word="false"/>
      <style:text-properties fo:font-size="14pt" fo:font-style="normal" style:text-underline-style="none" fo:font-weight="bold" officeooo:rsid="00678536" officeooo:paragraph-rsid="00678536" style:font-size-asian="12.25pt" style:font-style-asian="normal" style:font-weight-asian="bold" style:font-size-complex="14pt" style:font-style-complex="normal" style:font-weight-complex="bold"/>
    </style:style>
    <style:style style:name="P45" style:family="paragraph" style:parent-style-name="Standard">
      <style:paragraph-properties fo:text-align="start" style:justify-single-word="false"/>
      <style:text-properties fo:font-size="14pt" fo:font-style="normal" style:text-underline-style="none" fo:font-weight="bold" officeooo:rsid="006c06d4" officeooo:paragraph-rsid="006c06d4" style:font-size-asian="12.25pt" style:font-style-asian="normal" style:font-weight-asian="bold" style:font-size-complex="14pt" style:font-style-complex="normal" style:font-weight-complex="bold"/>
    </style:style>
    <style:style style:name="P46" style:family="paragraph" style:parent-style-name="Standard">
      <style:paragraph-properties fo:text-align="start" style:justify-single-word="false"/>
      <style:text-properties fo:font-size="14pt" fo:font-style="normal" style:text-underline-style="none" fo:font-weight="bold" officeooo:rsid="0071a85b" officeooo:paragraph-rsid="0071a85b" style:font-size-asian="12.25pt" style:font-style-asian="normal" style:font-weight-asian="bold" style:font-size-complex="14pt" style:font-style-complex="normal" style:font-weight-complex="bold"/>
    </style:style>
    <style:style style:name="P47" style:family="paragraph" style:parent-style-name="Standard">
      <style:paragraph-properties fo:text-align="start" style:justify-single-word="false"/>
      <style:text-properties fo:font-style="italic" style:text-underline-style="none" fo:font-weight="bold" officeooo:rsid="003f6e87" officeooo:paragraph-rsid="003f6e87" style:font-style-asian="italic" style:font-weight-asian="bold" style:font-style-complex="italic" style:font-weight-complex="bold"/>
    </style:style>
    <style:style style:name="P48" style:family="paragraph" style:parent-style-name="Standard">
      <style:paragraph-properties fo:text-align="start" style:justify-single-word="false"/>
      <style:text-properties fo:font-style="normal" style:text-underline-style="none" fo:font-weight="normal" officeooo:rsid="00418ecf" officeooo:paragraph-rsid="00418ecf" style:font-style-asian="normal" style:font-weight-asian="normal" style:font-style-complex="normal" style:font-weight-complex="normal"/>
    </style:style>
    <style:style style:name="P49" style:family="paragraph" style:parent-style-name="Standard">
      <style:paragraph-properties fo:text-align="start" style:justify-single-word="false"/>
      <style:text-properties fo:font-style="normal" style:text-underline-style="none" fo:font-weight="normal" officeooo:rsid="0042bd8c" officeooo:paragraph-rsid="0042bd8c" style:font-style-asian="normal" style:font-weight-asian="normal" style:font-style-complex="normal" style:font-weight-complex="normal"/>
    </style:style>
    <style:style style:name="T1" style:family="text">
      <style:text-properties officeooo:rsid="001c1fb2"/>
    </style:style>
    <style:style style:name="T2" style:family="text">
      <style:text-properties fo:font-weight="bold" style:font-weight-asian="bold" style:font-weight-complex="bold"/>
    </style:style>
    <style:style style:name="T3" style:family="text">
      <style:text-properties fo:font-weight="bold" officeooo:rsid="002f9ef7" style:font-weight-asian="bold" style:font-weight-complex="bold"/>
    </style:style>
    <style:style style:name="T4" style:family="text">
      <style:text-properties fo:font-weight="bold" officeooo:rsid="00318f3c" style:font-weight-asian="bold" style:font-weight-complex="bold"/>
    </style:style>
    <style:style style:name="T5" style:family="text">
      <style:text-properties fo:font-weight="bold" officeooo:rsid="00420d7a" style:font-weight-asian="bold" style:font-weight-complex="bold"/>
    </style:style>
    <style:style style:name="T6" style:family="text">
      <style:text-properties fo:font-weight="bold" officeooo:rsid="0042bd8c" style:font-weight-asian="bold" style:font-weight-complex="bold"/>
    </style:style>
    <style:style style:name="T7" style:family="text">
      <style:text-properties fo:font-weight="bold" officeooo:rsid="006288c0" style:font-weight-asian="bold" style:font-weight-complex="bold"/>
    </style:style>
    <style:style style:name="T8" style:family="text">
      <style:text-properties fo:font-weight="bold" officeooo:rsid="006a12e8" style:font-weight-asian="bold" style:font-weight-complex="bold"/>
    </style:style>
    <style:style style:name="T9" style:family="text">
      <style:text-properties fo:font-weight="bold" officeooo:rsid="006c2bcf" style:font-weight-asian="bold" style:font-weight-complex="bold"/>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font-size="12pt" style:font-size-asian="10.5pt" style:font-size-complex="12pt"/>
    </style:style>
    <style:style style:name="T12" style:family="text">
      <style:text-properties fo:font-size="12pt" officeooo:rsid="0029e5e0" style:font-size-asian="10.5pt" style:font-size-complex="12pt"/>
    </style:style>
    <style:style style:name="T13" style:family="text">
      <style:text-properties fo:font-size="12pt" officeooo:rsid="00335075" style:font-size-asian="10.5pt" style:font-size-complex="12pt"/>
    </style:style>
    <style:style style:name="T14" style:family="text">
      <style:text-properties fo:font-size="12pt" officeooo:rsid="00339009" style:font-size-asian="10.5pt" style:font-size-complex="12pt"/>
    </style:style>
    <style:style style:name="T15" style:family="text">
      <style:text-properties fo:font-size="12pt" fo:font-weight="bold" style:font-size-asian="10.5pt" style:font-weight-asian="bold" style:font-size-complex="12pt" style:font-weight-complex="bold"/>
    </style:style>
    <style:style style:name="T16" style:family="text">
      <style:text-properties fo:font-size="12pt" fo:font-weight="bold" officeooo:rsid="0029e5e0" style:font-size-asian="10.5pt" style:font-weight-asian="bold" style:font-size-complex="12pt" style:font-weight-complex="bold"/>
    </style:style>
    <style:style style:name="T17" style:family="text">
      <style:text-properties fo:font-size="12pt" fo:font-style="normal" style:font-size-asian="10.5pt" style:font-style-asian="normal" style:font-size-complex="12pt" style:font-style-complex="normal"/>
    </style:style>
    <style:style style:name="T18" style:family="text">
      <style:text-properties fo:font-size="12pt" fo:font-style="normal" officeooo:rsid="002f9ef7" style:font-size-asian="10.5pt" style:font-style-asian="normal" style:font-size-complex="12pt" style:font-style-complex="normal"/>
    </style:style>
    <style:style style:name="T19" style:family="text">
      <style:text-properties fo:font-size="12pt" fo:font-style="normal" officeooo:rsid="00335075" style:font-size-asian="10.5pt" style:font-style-asian="normal" style:font-size-complex="12pt" style:font-style-complex="normal"/>
    </style:style>
    <style:style style:name="T20" style:family="text">
      <style:text-properties fo:font-size="12pt" fo:font-style="normal" officeooo:rsid="00339009" style:font-size-asian="10.5pt" style:font-style-asian="normal" style:font-size-complex="12pt" style:font-style-complex="normal"/>
    </style:style>
    <style:style style:name="T21" style:family="text">
      <style:text-properties fo:font-size="12pt" fo:font-style="normal" officeooo:rsid="0036dd2d" style:font-size-asian="10.5pt" style:font-style-asian="normal" style:font-size-complex="12pt" style:font-style-complex="normal"/>
    </style:style>
    <style:style style:name="T22" style:family="text">
      <style:text-properties fo:font-size="12pt" fo:font-style="normal" fo:font-weight="bold" style:font-size-asian="10.5pt" style:font-style-asian="normal" style:font-weight-asian="bold" style:font-size-complex="12pt" style:font-style-complex="normal" style:font-weight-complex="bold"/>
    </style:style>
    <style:style style:name="T23" style:family="text">
      <style:text-properties fo:font-size="12pt" fo:font-style="normal" fo:font-weight="bold" officeooo:rsid="0036dd2d" style:font-size-asian="10.5pt" style:font-style-asian="normal" style:font-weight-asian="bold" style:font-size-complex="12pt" style:font-style-complex="normal" style:font-weight-complex="bold"/>
    </style:style>
    <style:style style:name="T24" style:family="text">
      <style:text-properties fo:font-weight="normal" style:font-weight-asian="normal" style:font-weight-complex="normal"/>
    </style:style>
    <style:style style:name="T25" style:family="text">
      <style:text-properties fo:font-weight="normal" officeooo:rsid="004cdf37" style:font-weight-asian="normal" style:font-weight-complex="normal"/>
    </style:style>
    <style:style style:name="T26" style:family="text">
      <style:text-properties fo:font-weight="normal" officeooo:rsid="004d8aad" style:font-weight-asian="normal" style:font-weight-complex="normal"/>
    </style:style>
    <style:style style:name="T27" style:family="text">
      <style:text-properties fo:font-weight="normal" officeooo:rsid="00504115" style:font-weight-asian="normal" style:font-weight-complex="normal"/>
    </style:style>
    <style:style style:name="T28" style:family="text">
      <style:text-properties fo:font-weight="normal" officeooo:rsid="00544da2" style:font-weight-asian="normal" style:font-weight-complex="normal"/>
    </style:style>
    <style:style style:name="T29" style:family="text">
      <style:text-properties officeooo:rsid="003bebe0"/>
    </style:style>
    <style:style style:name="T30" style:family="text">
      <style:text-properties officeooo:rsid="004cdf37"/>
    </style:style>
    <style:style style:name="T31" style:family="text">
      <style:text-properties officeooo:rsid="004d91f2"/>
    </style:style>
    <style:style style:name="T32" style:family="text">
      <style:text-properties officeooo:rsid="004f62fb"/>
    </style:style>
    <style:style style:name="T33" style:family="text">
      <style:text-properties officeooo:rsid="004fa0e1"/>
    </style:style>
    <style:style style:name="T34" style:family="text">
      <style:text-properties officeooo:rsid="00544da2"/>
    </style:style>
    <style:style style:name="T35" style:family="text">
      <style:text-properties officeooo:rsid="005b5cb2"/>
    </style:style>
    <style:style style:name="T36" style:family="text">
      <style:text-properties officeooo:rsid="005f12d8"/>
    </style:style>
    <style:style style:name="T37" style:family="text">
      <style:text-properties officeooo:rsid="00608b9d"/>
    </style:style>
    <style:style style:name="T38" style:family="text">
      <style:text-properties officeooo:rsid="006288c0"/>
    </style:style>
    <style:style style:name="T39" style:family="text">
      <style:text-properties style:text-position="super 58%"/>
    </style:style>
    <style:style style:name="T40" style:family="text">
      <style:text-properties officeooo:rsid="006702a4"/>
    </style:style>
    <style:style style:name="T41" style:family="text">
      <style:text-properties officeooo:rsid="006a12e8"/>
    </style:style>
    <style:style style:name="T42" style:family="text">
      <style:text-properties officeooo:rsid="006a1c58"/>
    </style:style>
    <style:style style:name="T43" style:family="text">
      <style:text-properties officeooo:rsid="006c2bc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JavaScript</text:p>
      <text:p text:style-name="P1"/>
      <text:p text:style-name="P2">- <text:span text:style-name="T1">runs in a browser (not on server), so good user experience</text:span></text:p>
      <text:p text:style-name="P2">- <text:span text:style-name="T1">but also you can run and on the server, with NodeJS (server-side language based od javascript)</text:span></text:p>
      <text:p text:style-name="P2"/>
      <text:p text:style-name="P4"># <text:span text:style-name="T10">ES5 vs ES6</text:span></text:p>
      <text:p text:style-name="P3">- ES – ECMAScript = language, and JavaScript one of dialect of ECMA</text:p>
      <text:p text:style-name="P3">- ES5 supported by all Browsers</text:p>
      <text:p text:style-name="P3">- ES6 – is not, need polyfills, transpilers that translate ES6 to ES5</text:p>
      <text:p text:style-name="P3"/>
      <text:p text:style-name="P4"># <text:span text:style-name="T10">Basics</text:span></text:p>
      <text:p text:style-name="P5">- <text:span text:style-name="T2">hoistong – </text:span>set a variable before declaring ( e.g. number = 5; )</text:p>
      <text:p text:style-name="P5">- <text:span text:style-name="T2">“use strict” </text:span>- <text:span text:style-name="T2">strict mode –</text:span> allows Browsers to run your code more efficiently</text:p>
      <text:p text:style-name="P5"/>
      <text:p text:style-name="P5">= <text:span text:style-name="T2">String, Number, Boolean, Array, Null, Undefined, NaN, Object, function</text:span></text:p>
      <text:p text:style-name="P7"/>
      <text:p text:style-name="P6"><text:span text:style-name="T2"># </text:span><text:span text:style-name="T10">Control Structutes</text:span></text:p>
      <text:p text:style-name="P6">- if (condition == true) {…}</text:p>
      <text:p text:style-name="P6">- switch (value)</text:p>
      <text:p text:style-name="P6">{</text:p>
      <text:p text:style-name="P6"><text:tab/>case 5:</text:p>
      <text:p text:style-name="P6"><text:tab/><text:tab/>// do something</text:p>
      <text:p text:style-name="P6"><text:tab/><text:tab/>break;</text:p>
      <text:p text:style-name="P6"><text:tab/>case 10:</text:p>
      <text:p text:style-name="P6"><text:tab/><text:tab/>// do something</text:p>
      <text:p text:style-name="P6"><text:tab/><text:tab/>break;</text:p>
      <text:p text:style-name="P6"><text:tab/>default:</text:p>
      <text:p text:style-name="P6">}</text:p>
      <text:p text:style-name="P6">- for (var x = 0; x &lt; 10; x++) { … }</text:p>
      <text:p text:style-name="P6">- while ( x &lt; 10 ) { … }</text:p>
      <text:p text:style-name="P6">- do { … } while ( x &lt; 10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text:soft-page-break/>1.0 LANGUAGE BASICS</text:p>
      <text:p text:style-name="P8"/>
      <text:p text:style-name="P9"><text:span text:style-name="T2">1.1</text:span> <text:span text:style-name="T3">Executing</text:span><text:span text:style-name="T2"> JavaScript </text:span><text:span text:style-name="T4">(Inline HTML or External)</text:span></text:p>
      <text:p text:style-name="P9"><text:span text:style-name="T2"><text:tab/></text:span><text:span text:style-name="T16">&lt;</text:span><text:span text:style-name="T12">script&gt; … &lt;/script&gt;</text:span></text:p>
      <text:p text:style-name="P30"><text:span text:style-name="T11"/></text:p>
      <text:p text:style-name="P30"><text:span text:style-name="T11"><text:s text:c="4"/>JavaScript can be executed in different places, but it always need to be placed between </text:span><text:span text:style-name="T15">&lt;script&gt; </text:span><text:span text:style-name="T11">tags.</text:span></text:p>
      <text:p text:style-name="P34"><text:span text:style-name="T11">Option 1. Code between &lt;script&gt; tags</text:span></text:p>
      <text:p text:style-name="P34"><text:span text:style-name="T11"/></text:p>
      <text:p text:style-name="P34"><text:span text:style-name="T11"><text:s text:c="4"/></text:span><text:span text:style-name="T17">&lt;script&gt; console.log (‘Happy Hacking!’); &lt;/script&gt;</text:span></text:p>
      <text:p text:style-name="P36"><text:span text:style-name="T17"/></text:p>
      <text:p text:style-name="P36"><text:span text:style-name="T17">JavaScript code will always be executed once the browser reaches this </text:span><text:span text:style-name="T22">&lt;script&gt; </text:span><text:span text:style-name="T17">tag when loading the page. It is a </text:span><text:span text:style-name="T22">good practice</text:span><text:span text:style-name="T17"> to place </text:span><text:span text:style-name="T22">&lt;script&gt; </text:span><text:span text:style-name="T17">tags at the bottom of the </text:span><text:span text:style-name="T22">&lt;body&gt; </text:span><text:span text:style-name="T17">section (right before </text:span><text:span text:style-name="T22">&lt;/body&gt;</text:span><text:span text:style-name="T18">) to make sure, that the loading of the page is not blocked by long running-scripts.</text:span></text:p>
      <text:p text:style-name="P36"><text:span text:style-name="T18"/></text:p>
      <text:p text:style-name="P35"><text:span text:style-name="T11">Option 2. External </text:span><text:span text:style-name="T13">File</text:span></text:p>
      <text:p text:style-name="P35"><text:span text:style-name="T13"/></text:p>
      <text:p text:style-name="P35"><text:span text:style-name="T13"><text:s text:c="3"/></text:span><text:span text:style-name="T19"><text:s/></text:span><text:span text:style-name="T20">&lt;script src = “script.js” &gt; &lt;/script&gt;</text:span></text:p>
      <text:p text:style-name="P35"><text:span text:style-name="T20"/></text:p>
      <text:p text:style-name="P37"><text:span text:style-name="T20">S</text:span><text:span text:style-name="T17">till, the placement of the </text:span><text:span text:style-name="T22">&lt;script&gt; </text:span><text:span text:style-name="T17">matters, since the file will be loaded and the script inside the file will be executed once the browser reaches the </text:span><text:span text:style-name="T22">&lt;script&gt; </text:span><text:span text:style-name="T17">tag.</text:span></text:p>
      <text:p text:style-name="P38"><text:span text:style-name="T17">Also, do not forget the closing tag!</text:span></text:p>
      <text:p text:style-name="P38"><text:span text:style-name="T17"><text:tab/></text:span><text:span text:style-name="T22">&lt;script src = “s</text:span><text:span text:style-name="T23">cr</text:span><text:span text:style-name="T22">ipt.js”&gt; </text:span><text:span text:style-name="T17">- will not work</text:span></text:p>
      <text:p text:style-name="P38"><text:span text:style-name="T17"/></text:p>
      <text:p text:style-name="P38"><text:span text:style-name="T17"><text:tab/></text:span><text:span text:style-name="T22">&lt;script src = “srcipt.js”&gt; console.log (‘Happy Hacking!’) &lt;/script&gt; </text:span><text:span text:style-name="T17">- </text:span><text:span text:style-name="T21">only the code in the script will be executed.</text:span></text:p>
      <text:p text:style-name="P38"><text:span text:style-name="T21"/></text:p>
      <text:p text:style-name="P39"><text:span text:style-name="T14">B</text:span><text:span text:style-name="T11">esides the browser, NodeJS (a server-side language) is also using JavaScript and therefore can execute JavaScript code.</text:span></text:p>
      <text:p text:style-name="P39"><text:span text:style-name="T11"/></text:p>
      <text:p text:style-name="P31">&lt;!DOCTYPE html&gt;</text:p>
      <text:p text:style-name="P31">&lt;html&gt;</text:p>
      <text:p text:style-name="P31">&lt;head&gt;</text:p>
      <text:p text:style-name="P31"><text:s text:c="2"/>&lt;meta charset="utf-8"&gt;</text:p>
      <text:p text:style-name="P31"><text:s text:c="2"/>&lt;meta name="viewport" content="width=device-width"&gt;</text:p>
      <text:p text:style-name="P31"><text:s text:c="2"/>&lt;title&gt;<text:span text:style-name="T29">Hacking Culture!</text:span>&lt;/title&gt;</text:p>
      <text:p text:style-name="P31">&lt;/head&gt;</text:p>
      <text:p text:style-name="P31">&lt;body&gt;</text:p>
      <text:p text:style-name="P31"><text:s text:c="2"/>&lt;h1&gt;Happy Hacking from HTML!&lt;/h1&gt;</text:p>
      <text:p text:style-name="P32">&lt;script&gt; console.log (‘Hapy Hacking from inline script!’) &lt;/script&gt;</text:p>
      <text:p text:style-name="P33">or</text:p>
      <text:p text:style-name="P33">&lt;script src = “script.js” &gt; &lt;/script&gt;</text:p>
      <text:p text:style-name="P31">&lt;/body&gt;</text:p>
      <text:p text:style-name="P31">&lt;/html&gt;</text:p>
      <text:p text:style-name="P7"/>
      <text:p text:style-name="P11">Some users may turn off JavaScript in their browsers, so if your site heavily depends on JavaScript code, you may want to inform the user to with some message. Do that with <text:span text:style-name="T2">&lt;noscript&gt; </text:span>tag.</text:p>
      <text:p text:style-name="P11"><text:tab/><text:span text:style-name="T2">&lt;noscript&gt; Please turn on JavaScript on your browser. &lt;/noscript&gt;</text:span></text:p>
      <text:p text:style-name="P47">!This message will be displayed only if the JavaScript is turned off!</text:p>
      <text:p text:style-name="P48"><text:soft-page-break/>We can import multiple external script files, and the order of their execution depends of our import order.</text:p>
      <text:p text:style-name="P48"><text:tab/><text:span text:style-name="T2">&lt;script src = “script1”&gt; &lt;/script&gt;</text:span></text:p>
      <text:p text:style-name="P48"><text:span text:style-name="T2"><text:tab/>&lt;script src = “script2”&gt; &lt;/script&gt;</text:span></text:p>
      <text:p text:style-name="P48"><text:span text:style-name="T2"><text:tab/>&lt;script src = “script3”&gt; &lt;/script&gt;</text:span></text:p>
      <text:p text:style-name="P48"><text:span text:style-name="T2"/></text:p>
      <text:p text:style-name="P48">There is an attribute we can use to change order of execution: <text:span text:style-name="T2">defer (BAD PRACTICE)</text:span></text:p>
      <text:p text:style-name="P48"><text:span text:style-name="T2"><text:tab/></text:span><text:span text:style-name="T5">&lt;script defer src = “s</text:span><text:span text:style-name="T6">cr</text:span><text:span text:style-name="T5">ipt1”&gt; &lt;/script&gt;</text:span></text:p>
      <text:p text:style-name="P48"><text:span text:style-name="T5"><text:tab/></text:span><text:span text:style-name="T6">&lt;script src = “script2”&gt; &lt;/script&gt;</text:span></text:p>
      <text:p text:style-name="P48"><text:span text:style-name="T6"><text:tab/>&lt;script src = “script3”&gt; &lt;/script&gt;</text:span></text:p>
      <text:p text:style-name="P49">First will be executed scripts without <text:span text:style-name="T2">defer </text:span>attribute.</text:p>
      <text:p text:style-name="P49"/>
      <text:p text:style-name="P49"/>
      <text:p text:style-name="P41">1.2 Variables - <text:span text:style-name="T35">B</text:span>asics</text:p>
      <text:p text:style-name="P41"/>
      <text:p text:style-name="P12"><text:tab/>var var_name = value;</text:p>
      <text:p text:style-name="P12"/>
      <text:p text:style-name="P20">Number (int / float)</text:p>
      <text:p text:style-name="P20">String</text:p>
      <text:p text:style-name="P20">Boolean (true / false)</text:p>
      <text:p text:style-name="P20"/>
      <text:p text:style-name="P12"><text:tab/>var x = 10;</text:p>
      <text:p text:style-name="P13"><text:tab/>var y = 123.12;</text:p>
      <text:p text:style-name="P12"><text:tab/>var text = “Happy Hacking”;</text:p>
      <text:p text:style-name="P12"><text:tab/>var answer = true;</text:p>
      <text:p text:style-name="P12"/>
      <text:p text:style-name="P13"><text:tab/>console.log (typeof x); //<text:span text:style-name="T24"> number</text:span></text:p>
      <text:p text:style-name="P13"><text:tab/>console.log (typeof y); // <text:span text:style-name="T24">number</text:span></text:p>
      <text:p text:style-name="P13"><text:tab/>console.log (typeof text); // <text:span text:style-name="T24">string</text:span></text:p>
      <text:p text:style-name="P13"><text:tab/>console.log (typeof answer); // <text:span text:style-name="T24">boolean</text:span></text:p>
      <text:p text:style-name="P13"><text:span text:style-name="T24"/></text:p>
      <text:p text:style-name="P14"><text:span text:style-name="T24">Array (can store and different types)</text:span></text:p>
      <text:p text:style-name="P14"><text:span text:style-name="T24">Null</text:span></text:p>
      <text:p text:style-name="P14"><text:span text:style-name="T24">NaN (not a number)</text:span></text:p>
      <text:p text:style-name="P14"><text:span text:style-name="T24">Undefined (same value as null, but type is undefined, while null is of Object type)</text:span></text:p>
      <text:p text:style-name="P14"><text:span text:style-name="T24"/></text:p>
      <text:p text:style-name="P14"><text:span text:style-name="T24"><text:tab/></text:span><text:span text:style-name="T30">var n = [ 1, 2, 3 ];</text:span></text:p>
      <text:p text:style-name="P14"><text:tab/><text:span text:style-name="T30">console.log (n); // </text:span><text:span text:style-name="T25">output: 1, 2, 3 <text:tab/>typeof: </text:span><text:span text:style-name="T26">object</text:span></text:p>
      <text:p text:style-name="P14"><text:span text:style-name="T25"/></text:p>
      <text:p text:style-name="P14"><text:span text:style-name="T25"><text:tab/></text:span><text:span text:style-name="T30">var n = [ 1, 2, ‘text’, 3 ];</text:span></text:p>
      <text:p text:style-name="P14"><text:tab/><text:span text:style-name="T30">console.log (n); // </text:span><text:span text:style-name="T25">output: 1, 2, “text”, 3 <text:tab/>typeof: object</text:span></text:p>
      <text:p text:style-name="P14"><text:span text:style-name="T25"/></text:p>
      <text:p text:style-name="P14"><text:span text:style-name="T25"><text:tab/></text:span><text:span text:style-name="T31">var n = null;</text:span></text:p>
      <text:p text:style-name="P15"><text:tab/>console.log (n); // <text:span text:style-name="T24">output: null <text:tab/>typeof: object</text:span></text:p>
      <text:p text:style-name="P15"><text:span text:style-name="T24"/></text:p>
      <text:p text:style-name="P15"><text:span text:style-name="T24"><text:tab/></text:span><text:span text:style-name="T32">var n = NaN;</text:span></text:p>
      <text:p text:style-name="P16"><text:tab/>console.log (n); // <text:span text:style-name="T24">output: NaN <text:tab/>typeof: number</text:span></text:p>
      <text:p text:style-name="P16"><text:span text:style-name="T24"/></text:p>
      <text:p text:style-name="P16"><text:span text:style-name="T24"><text:tab/></text:span><text:span text:style-name="T33">var n = undefined;</text:span></text:p>
      <text:p text:style-name="P17"><text:tab/>console.log (n); // <text:span text:style-name="T24">output: </text:span><text:span text:style-name="T27">u</text:span><text:span text:style-name="T24">ndefined<text:tab/> <text:tab/>typeof: undefined</text:span></text:p>
      <text:p text:style-name="P17"><text:span text:style-name="T24"/></text:p>
      <text:p text:style-name="P17"><text:span text:style-name="T24"><text:tab/></text:span><text:span text:style-name="T34">console.log (null == undefined); // </text:span><text:span text:style-name="T28">true; <text:tab/></text:span><text:span text:style-name="T34">console.log (null === undefined); // </text:span><text:span text:style-name="T28">false</text:span></text:p>
      <text:p text:style-name="P42"><text:soft-page-break/>1.3 Variables – Objects</text:p>
      <text:p text:style-name="P18"><text:tab/></text:p>
      <text:p text:style-name="P18"><text:tab/>var object_name = {</text:p>
      <text:p text:style-name="P18"><text:tab/><text:tab/>// fields</text:p>
      <text:p text:style-name="P18"><text:tab/><text:tab/>// methods</text:p>
      <text:p text:style-name="P18"><text:tab/>}</text:p>
      <text:p text:style-name="P18"/>
      <text:p text:style-name="P18"><text:tab/><text:span text:style-name="T36">var Person = {</text:span></text:p>
      <text:p text:style-name="P18"><text:tab/><text:tab/><text:span text:style-name="T36">name: “Peter Petrovic”,</text:span></text:p>
      <text:p text:style-name="P18"><text:tab/><text:tab/><text:span text:style-name="T36">age: 23,</text:span></text:p>
      <text:p text:style-name="P18"><text:tab/><text:tab/><text:span text:style-name="T36">married: true</text:span></text:p>
      <text:p text:style-name="P18"><text:tab/><text:span text:style-name="T36">}</text:span></text:p>
      <text:p text:style-name="P18"><text:tab/><text:span text:style-name="T37">console.log (Person);<text:tab/><text:tab/>or</text:span></text:p>
      <text:p text:style-name="P18"><text:tab/><text:span text:style-name="T37">console.log (Person.name);<text:tab/><text:tab/>or</text:span></text:p>
      <text:p text:style-name="P18"><text:tab/><text:span text:style-name="T37">console.log (Person.age);</text:span></text:p>
      <text:p text:style-name="P18"/>
      <text:p text:style-name="P18"/>
      <text:p text:style-name="P18"/>
      <text:p text:style-name="P18"/>
      <text:p text:style-name="P43">1.4 Strict Mode</text:p>
      <text:p text:style-name="P21"><text:tab/></text:p>
      <text:p text:style-name="P21"><text:span text:style-name="T7"><text:tab/>“use strict” </text:span><text:span text:style-name="T38">- on the top of the </text:span><text:span text:style-name="T7">script.js </text:span><text:span text:style-name="T38">file.</text:span></text:p>
      <text:p text:style-name="P22"/>
      <text:p text:style-name="P23">Make sure that JavaScript syntax is right, and gives errors if not.</text:p>
      <text:p text:style-name="P23">e.g. <text:span text:style-name="T2"><text:tab/>n = 5 <text:tab/><text:tab/>console.log (n)<text:tab/>// </text:span>will work, but will not work in <text:span text:style-name="T2">strict mode</text:span></text:p>
      <text:p text:style-name="P23"/>
      <text:p text:style-name="P24">Be sure that you are writing better/safer/more efficient/more optimized code.</text:p>
      <text:p text:style-name="P25"/>
      <text:p text:style-name="P25">Most of the 3<text:span text:style-name="T39">rd</text:span> part libraries uses <text:span text:style-name="T2">strict mode</text:span>, <text:span text:style-name="T40">but</text:span> maybe with some libraries you can run into some kind of problems, because they do not use <text:span text:style-name="T2">strict mode</text:span>.</text:p>
      <text:p text:style-name="P40"/>
      <text:p text:style-name="P40"/>
      <text:p text:style-name="P40"/>
      <text:p text:style-name="P40"/>
      <text:p text:style-name="P44">1.5 Dynamic Typing</text:p>
      <text:p text:style-name="P26"/>
      <text:p text:style-name="P26"><text:s text:c="4"/>JavaScript uses dynamic typing, which means variables can change their types.</text:p>
      <text:p text:style-name="P27">But the good practice is to stay with initial type.</text:p>
      <text:p text:style-name="P27"/>
      <text:p text:style-name="P27"><text:tab/><text:span text:style-name="T41">v</text:span><text:span text:style-name="T8">ar n = 10;</text:span></text:p>
      <text:p text:style-name="P27"><text:span text:style-name="T8"><text:tab/>console.log (n);<text:tab/>// </text:span><text:span text:style-name="T42">10</text:span></text:p>
      <text:p text:style-name="P27"><text:span text:style-name="T8"/></text:p>
      <text:p text:style-name="P27"><text:span text:style-name="T8"><text:tab/>n = “text”;</text:span></text:p>
      <text:p text:style-name="P27"><text:span text:style-name="T8"><text:tab/>console.log (n);<text:tab/>// </text:span><text:span text:style-name="T41">“text”</text:span></text:p>
      <text:p text:style-name="P27"/>
      <text:p text:style-name="P27"/>
      <text:p text:style-name="P27"/>
      <text:p text:style-name="P45">1.6 Hoisting</text:p>
      <text:p text:style-name="P45"/>
      <text:p text:style-name="P28"><text:s text:c="4"/>It is special behavior that JavaScript offers. <text:span text:style-name="T43">To set variable before declare it. </text:span><text:span text:style-name="T9">n = 10; var n;</text:span></text:p>
      <text:p text:style-name="P29">Cannot use variable before you initialize it.</text:p>
      <text:p text:style-name="P46"><text:soft-page-break/>1.7 Functions</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5T16:10:22.956073203</meta:creation-date>
    <dc:date>2017-10-26T00:27:44.730651032</dc:date>
    <meta:editing-duration>PT6H44M4S</meta:editing-duration>
    <meta:editing-cycles>77</meta:editing-cycles>
    <meta:generator>LibreOffice/5.1.6.2$Linux_X86_64 LibreOffice_project/10m0$Build-2</meta:generator>
    <meta:document-statistic meta:table-count="0" meta:image-count="0" meta:object-count="0" meta:page-count="5" meta:paragraph-count="126" meta:word-count="847" meta:character-count="4967" meta:non-whitespace-character-count="4134"/>
  </office:meta>
</office:document-meta>
</file>